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728" officeooo:paragraph-rsid="00189728"/>
    </style:style>
    <style:style style:name="P2" style:family="paragraph" style:parent-style-name="Standard">
      <style:text-properties officeooo:rsid="0020a180" officeooo:paragraph-rsid="0020a180"/>
    </style:style>
    <style:style style:name="P3" style:family="paragraph" style:parent-style-name="Standard">
      <style:text-properties officeooo:rsid="0033538d" officeooo:paragraph-rsid="0033538d"/>
    </style:style>
    <style:style style:name="P4" style:family="paragraph" style:parent-style-name="Standard">
      <style:text-properties officeooo:rsid="003447c9" officeooo:paragraph-rsid="003447c9"/>
    </style:style>
    <style:style style:name="P5" style:family="paragraph" style:parent-style-name="Standard">
      <style:text-properties officeooo:rsid="00189728" officeooo:paragraph-rsid="00189728"/>
    </style:style>
    <style:style style:name="T1" style:family="text">
      <style:text-properties officeooo:rsid="003a07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itus ai python</text:p>
      <text:p text:style-name="P1"/>
      <text:p text:style-name="P1"><text:a xlink:type="simple" xlink:href="https://isolution.pro/id/t/artificial-intelligence-with-python/artificial-intelligence-with-python-machine-learning/ai-dengan-python-pembelajaran-mesin" text:style-name="Internet_20_link" text:visited-style-name="Visited_20_Internet_20_Link">https://isolution.pro/id/t/artificial-intelligence-with-python/artificial-intelligence-with-python-machine-learning/ai-dengan-python-pembelajaran-mesin</text:a></text:p>
      <text:p text:style-name="P1"/>
      <text:p text:style-name="P1"><text:a xlink:type="simple" xlink:href="https://medium.com/swlh/automata-theory-in-python-part-1-deterministic-finite-automata-95d7c4a711f5" text:style-name="Internet_20_link" text:visited-style-name="Visited_20_Internet_20_Link">https://medium.com/swlh/automata-theory-in-python-part-1-deterministic-finite-automata-95d7c4a711f5</text:a></text:p>
      <text:p text:style-name="P1"/>
      <text:p text:style-name="P1"><text:a xlink:type="simple" xlink:href="https://www.tutorialspoint.com/cplusplus-program-to-perform-finite-state-automaton-based-search" text:style-name="Internet_20_link" text:visited-style-name="Visited_20_Internet_20_Link">https://www.tutorialspoint.com/cplusplus-program-to-perform-finite-state-automaton-based-search</text:a></text:p>
      <text:p text:style-name="P1"/>
      <text:p text:style-name="P1"><text:a xlink:type="simple" xlink:href="https://www.codespeedy.com/a-program-in-python-to-demonstrate-finite-automata/" text:style-name="Internet_20_link" text:visited-style-name="Visited_20_Internet_20_Link">https://www.codespeedy.com/a-program-in-python-to-demonstrate-finite-automata/</text:a></text:p>
      <text:p text:style-name="P1"/>
      <text:p text:style-name="P1"><text:a xlink:type="simple" xlink:href="https://www.pythonindo.com/source-code-deterministic-finite-automaton-dfa-menggunakan-python/" text:style-name="Internet_20_link" text:visited-style-name="Visited_20_Internet_20_Link">https://www.pythonindo.com/source-code-deterministic-finite-automaton-dfa-menggunakan-python/</text:a></text:p>
      <text:p text:style-name="P1"/>
      <text:p text:style-name="P1"><text:a xlink:type="simple" xlink:href="https://www.python-course.eu/finite_state_machine.php" text:style-name="Internet_20_link" text:visited-style-name="Visited_20_Internet_20_Link">https://www.python-course.eu/finite_state_machine.php</text:a></text:p>
      <text:p text:style-name="P1"/>
      <text:p text:style-name="P1"><text:a xlink:type="simple" xlink:href="https://www.geeksforgeeks.org/program-to-construct-a-dfa-which-accept-the-language-l-anbm-n-mod-20-m1/" text:style-name="Internet_20_link" text:visited-style-name="Visited_20_Internet_20_Link">https://www.geeksforgeeks.org/program-to-construct-a-dfa-which-accept-the-language-l-anbm-n-mod-20-m1/</text:a></text:p>
      <text:p text:style-name="P1"/>
      <text:p text:style-name="P1"/>
      <text:p text:style-name="P1"/>
      <text:p text:style-name="P2">2. sistem operasi</text:p>
      <text:p text:style-name="P1"><text:a xlink:type="simple" xlink:href="https://inwepo.co/kumpulan-perintah-linux-di-terminal-lengkap/" text:style-name="Internet_20_link" text:visited-style-name="Visited_20_Internet_20_Link">https://inwepo.co/kumpulan-perintah-linux-di-terminal-lengkap/</text:a></text:p>
      <text:p text:style-name="P1"/>
      <text:p text:style-name="P1"><text:a xlink:type="simple" xlink:href="https://spada.teknokrat.ac.id/course/view.php?id=1440&amp;section=4" text:style-name="Internet_20_link" text:visited-style-name="Visited_20_Internet_20_Link">https://spada.teknokrat.ac.id/course/view.php?id=1440&amp;section=4</text:a></text:p>
      <text:p text:style-name="P1"/>
      <text:p text:style-name="P1"><text:a xlink:type="simple" xlink:href="https://elfanteen.blogspot.com/2016/12/proses-dan-manajemen-proses-pada-linux.html" text:style-name="Internet_20_link" text:visited-style-name="Visited_20_Internet_20_Link">https://elfanteen.blogspot.com/2016/12/proses-dan-manajemen-proses-pada-linux.html</text:a></text:p>
      <text:p text:style-name="P1"/>
      <text:p text:style-name="P1"><text:a xlink:type="simple" xlink:href="https://docplayer.info/33150682-Proses-pada-sistem-operasi-linux-manajemen-proses-pada-sistem-operasi-linux.html" text:style-name="Internet_20_link" text:visited-style-name="Visited_20_Internet_20_Link">https://docplayer.info/33150682-Proses-pada-sistem-operasi-linux-manajemen-proses-pada-sistem-operasi-linux.html</text:a></text:p>
      <text:p text:style-name="P1"/>
      <text:p text:style-name="P1"><text:a xlink:type="simple" xlink:href="https://docplayer.info/46029678-Praktikum-sistem-operasi-proses-dan-manajemen-proses-zaid-romegar-mair-st-m-cs.html" text:style-name="Internet_20_link" text:visited-style-name="Visited_20_Internet_20_Link">https://docplayer.info/46029678-Praktikum-sistem-operasi-proses-dan-manajemen-proses-zaid-romegar-mair-st-m-cs.html</text:a></text:p>
      <text:p text:style-name="P1"/>
      <text:p text:style-name="P1"><text:a xlink:type="simple" xlink:href="https://www.javatpoint.com/kali-linux-installation" text:style-name="Internet_20_link" text:visited-style-name="Visited_20_Internet_20_Link">https://www.javatpoint.com/kali-linux-installation</text:a></text:p>
      <text:p text:style-name="P1"/>
      <text:p text:style-name="P1"><text:a xlink:type="simple" xlink:href="https://freecomputerbooks.com/The-Joy-of-Cryptography.html" text:style-name="Internet_20_link" text:visited-style-name="Visited_20_Internet_20_Link">https://freecomputerbooks.com/The-Joy-of-Cryptography.html</text:a></text:p>
      <text:p text:style-name="P1"/>
      <text:p text:style-name="P1"><text:a xlink:type="simple" xlink:href="https://stackoverflow.com/questions/4880555/what-is-the-linux-process-table-what-does-it-consist-of" text:style-name="Internet_20_link" text:visited-style-name="Visited_20_Internet_20_Link">https://stackoverflow.com/questions/4880555/what-is-the-linux-process-table-what-does-it-consist-of</text:a></text:p>
      <text:p text:style-name="P1"/>
      <text:p text:style-name="P1"><text:a xlink:type="simple" xlink:href="https://www.tecmint.com/linux-process-management/" text:style-name="Internet_20_link" text:visited-style-name="Visited_20_Internet_20_Link">https://www.tecmint.com/linux-process-management/</text:a></text:p>
      <text:p text:style-name="P1"/>
      <text:p text:style-name="P1"><text:a xlink:type="simple" xlink:href="https://www.linuxid.net/34020/cara-melihat-dan-membaca-proses-yang-berjalan-di-linux/" text:style-name="Internet_20_link" text:visited-style-name="Visited_20_Internet_20_Link">https://www.linuxid.net/34020/cara-melihat-dan-membaca-proses-yang-berjalan-di-linux/</text:a></text:p>
      <text:p text:style-name="P1"/>
      <text:p text:style-name="P1"><text:a xlink:type="simple" xlink:href="https://subscription.packtpub.com/book/application_development/9781785883057/1/ch01lvl1sec13/kernel-threads" text:style-name="Internet_20_link" text:visited-style-name="Visited_20_Internet_20_Link">https://subscription.packtpub.com/book/application_development/9781785883057/1/ch01lvl1sec13/kernel-threads</text:a></text:p>
      <text:p text:style-name="P1"/>
      <text:p text:style-name="P1"><text:a xlink:type="simple" xlink:href="https://bootlin.com/doc/training/linux-kernel/" text:style-name="Internet_20_link" text:visited-style-name="Visited_20_Internet_20_Link">https://bootlin.com/doc/training/linux-kernel</text:a></text:p>
      <text:p text:style-name="P1"/>
      <text:p text:style-name="P1"><text:soft-page-break/><text:a xlink:type="simple" xlink:href="https://catatanshand.blogspot.com/2019/05/macam-macam-jenis-desktop-environment-pada-linux.html" text:style-name="Internet_20_link" text:visited-style-name="Visited_20_Internet_20_Link">https://catatanshand.blogspot.com/2019/05/macam-macam-jenis-desktop-environment-pada-linux.html</text:a></text:p>
      <text:p text:style-name="P1"/>
      <text:p text:style-name="P1"><text:a xlink:type="simple" xlink:href="https://www.linuxid.net/35636/daftar-repository-lokal-ubuntu-20-04-focal-fossa/" text:style-name="Internet_20_link" text:visited-style-name="Visited_20_Internet_20_Link">https://www.linuxid.net/35636/daftar-repository-lokal-ubuntu-20-04-focal-fossa/</text:a></text:p>
      <text:p text:style-name="P1"/>
      <text:p text:style-name="P1"><text:a xlink:type="simple" xlink:href="https://pesonainformatika.com/tag/jaringan-dasar/" text:style-name="Internet_20_link" text:visited-style-name="Visited_20_Internet_20_Link">https://pesonainformatika.com/tag/jaringan-dasar/</text:a></text:p>
      <text:p text:style-name="P1"/>
      <text:p text:style-name="P1"><text:a xlink:type="simple" xlink:href="https://computingforgeeks.com/how-to-install-gns3-on-ubuntu/" text:style-name="Internet_20_link" text:visited-style-name="Visited_20_Internet_20_Link">https://computingforgeeks.com/how-to-install-gns3-on-ubuntu/</text:a></text:p>
      <text:p text:style-name="P1"/>
      <text:p text:style-name="P1"><text:a xlink:type="simple" xlink:href="https://www.cyberciti.biz/faq/how-to-check-memory-utilization-in-linux/#more-149424" text:style-name="Internet_20_link" text:visited-style-name="Visited_20_Internet_20_Link">https://www.cyberciti.biz/faq/how-to-check-memory-utilization-in-linux/#more-149424</text:a></text:p>
      <text:p text:style-name="P1"/>
      <text:p text:style-name="P1"><text:a xlink:type="simple" xlink:href="https://linuxhint.com/ubuntu_cpu_monitor/" text:style-name="Internet_20_link" text:visited-style-name="Visited_20_Internet_20_Link">https://linuxhint.com/ubuntu_cpu_monitor/</text:a></text:p>
      <text:p text:style-name="P1"/>
      <text:p text:style-name="P1"><text:a xlink:type="simple" xlink:href="https://opensource.com/life/16/2/open-source-tools-system-monitoring" text:style-name="Internet_20_link" text:visited-style-name="Visited_20_Internet_20_Link">https://opensource.com/life/16/2/open-source-tools-system-monitoring</text:a></text:p>
      <text:p text:style-name="P1"/>
      <text:p text:style-name="P1"><text:a xlink:type="simple" xlink:href="https://www.guru99.com/best-linux-certifications.html" text:style-name="Internet_20_link" text:visited-style-name="Visited_20_Internet_20_Link">https://www.guru99.com/best-linux-certifications.html</text:a></text:p>
      <text:p text:style-name="P1"/>
      <text:p text:style-name="P1"><text:a xlink:type="simple" xlink:href="https://www.cyberciti.biz/" text:style-name="Internet_20_link" text:visited-style-name="Visited_20_Internet_20_Link">https://www.cyberciti.biz/</text:a></text:p>
      <text:p text:style-name="P1"/>
      <text:p text:style-name="P1"><text:a xlink:type="simple" xlink:href="https://websetnet.net/id/df-command-in-linux-with-options-examples" text:style-name="Internet_20_link" text:visited-style-name="Visited_20_Internet_20_Link">https://websetnet.net/id/df-command-in-linux-with-options-examples</text:a></text:p>
      <text:p text:style-name="P1"/>
      <text:p text:style-name="P1"><text:a xlink:type="simple" xlink:href="https://apps-code.blogspot.com/2017/03/manajemen-proses-dan-manajemen-service.html" text:style-name="Internet_20_link" text:visited-style-name="Visited_20_Internet_20_Link">https://apps-code.blogspot.com/2017/03/manajemen-proses-dan-manajemen-service.html</text:a></text:p>
      <text:p text:style-name="P1"/>
      <text:p text:style-name="P1"/>
      <text:p text:style-name="P1"/>
      <text:p text:style-name="P1"/>
      <text:p text:style-name="P1"/>
      <text:p text:style-name="P1"/>
      <text:p text:style-name="P3">Daftar Video utk SO:</text:p>
      <text:p text:style-name="P3"/>
      <text:p text:style-name="P3">1. <text:a xlink:type="simple" xlink:href="https://www.youtube.com/watch?v=mB79rNrpOhg" text:style-name="Internet_20_link" text:visited-style-name="Visited_20_Internet_20_Link">https://www.youtube.com/watch?v=mB79rNrpOhg</text:a></text:p>
      <text:p text:style-name="P3"/>
      <text:p text:style-name="P3">2. <text:a xlink:type="simple" xlink:href="https://www.youtube.com/watch?v=sFYFuBzu9Ow" text:style-name="Internet_20_link" text:visited-style-name="Visited_20_Internet_20_Link">https://www.youtube.com/watch?v=sFYFuBzu9Ow</text:a></text:p>
      <text:p text:style-name="P3"/>
      <text:p text:style-name="P4">3. <text:a xlink:type="simple" xlink:href="https://www.youtube.com/watch?v=XtzuetxHqyw" text:style-name="Internet_20_link" text:visited-style-name="Visited_20_Internet_20_Link">https://www.youtube.com/watch?v=XtzuetxHqyw</text:a> <text:s text:c="6"/><text:span text:style-name="T1">gns3 vbox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1:05:23.526994960</meta:creation-date>
    <dc:date>2021-03-19T14:57:02.810486233</dc:date>
    <meta:editing-duration>P1DT11H8M34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49" meta:character-count="2509" meta:non-whitespace-character-count="2490"/>
  </office:meta>
</office:document-meta>
</file>